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5F000000904547317FB1DE9FAD.png" manifest:media-type="image/png"/>
  <manifest:file-entry manifest:full-path="Pictures/1000020100000190000001903136C1EB9C43D9F8.png" manifest:media-type="image/png"/>
  <manifest:file-entry manifest:full-path="Pictures/100000000000013E0000009E11A58B08FEF1CE99.jpg" manifest:media-type="image/jpeg"/>
  <manifest:file-entry manifest:full-path="Pictures/1000000000000114000000B73ED4D8632C8DEE6A.jpg" manifest:media-type="image/jpeg"/>
  <manifest:file-entry manifest:full-path="Pictures/1000020100000106000000DB319225A4E72DFD7A.png" manifest:media-type="image/png"/>
  <manifest:file-entry manifest:full-path="Pictures/100000000000002600000025748879ADAC57E2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Andale Sans UI2" svg:font-family="'Andale Sans UI'" style:font-pitch="variable" style:font-charset="x-symbol"/>
    <style:font-face style:name="Arial2" svg:font-family="Arial" style:font-pitch="variable" style:font-charset="x-symbol"/>
    <style:font-face style:name="Tahoma2" svg:font-family="Tahoma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roman" style:font-pitch="variable" style:font-charset="x-symbol"/>
    <style:font-face style:name="Andale Sans UI1" svg:font-family="'Andale Sans UI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Webdings1" svg:font-family="Webdings"/>
    <style:font-face style:name="Wingdings4" svg:font-family="Wingdings"/>
    <style:font-face style:name="Andale Sans UI3" svg:font-family="'Andale Sans UI'" style:font-pitch="variable"/>
    <style:font-face style:name="Arial3" svg:font-family="Arial" style:font-pitch="variable"/>
    <style:font-face style:name="Tahoma3" svg:font-family="Tahoma" style:font-pitch="variable"/>
    <style:font-face style:name="Webdings" svg:font-family="Webdings" style:font-pitch="variable"/>
    <style:font-face style:name="Wingdings3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stroke="none" draw:fill="none" fo:min-height="5.123cm"/>
    </style:style>
    <style:style style:name="gr6" style:family="graphic" style:parent-style-name="objectwithoutfill">
      <style:graphic-properties draw:marker-start="Arrow"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standard">
      <style:graphic-properties draw:textarea-horizontal-align="justify" draw:textarea-vertical-align="middle" draw:auto-grow-height="false" fo:min-height="0.74cm" fo:min-width="0.015cm"/>
    </style:style>
    <style:style style:name="gr9" style:family="graphic" style:parent-style-name="standard">
      <style:graphic-properties draw:stroke="none" draw:fill="none" fo:min-height="0.39cm"/>
    </style:style>
    <style:style style:name="gr10" style:family="graphic" style:parent-style-name="standard">
      <style:graphic-properties draw:stroke="none" draw:fill="none" fo:min-height="0.941cm"/>
    </style:style>
    <style:style style:name="gr11" style:family="graphic" style:parent-style-name="standard">
      <style:graphic-properties draw:stroke="none" draw:fill="none" fo:min-height="2.45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cm" svg:stroke-color="#000000" draw:marker-start-width="0.3cm" draw:marker-end-width="0.3cm" draw:fill="solid" draw:fill-color="#81d41a" draw:textarea-horizontal-align="justify" draw:textarea-vertical-align="middle" draw:auto-grow-height="false" fo:min-height="0.867cm" fo:min-width="2.557cm" fo:padding-top="0.125cm" fo:padding-bottom="0.125cm" fo:padding-left="0.25cm" fo:padding-right="0.25cm"/>
    </style:style>
    <style:style style:name="gr14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867cm" fo:min-width="2.557cm"/>
    </style:style>
    <style:style style:name="gr15" style:family="graphic" style:parent-style-name="standard">
      <style:graphic-properties draw:fill="solid" draw:fill-color="#ffde59" draw:textarea-horizontal-align="justify" draw:textarea-vertical-align="middle" draw:auto-grow-height="false" fo:min-height="0.867cm" fo:min-width="2.557cm"/>
    </style:style>
    <style:style style:name="gr16" style:family="graphic" style:parent-style-name="standard">
      <style:graphic-properties draw:fill="gradient" draw:fill-gradient-name="Gradient_20_9" draw:gradient-step-count="58" draw:textarea-horizontal-align="justify" draw:textarea-vertical-align="middle" draw:auto-grow-height="false" fo:min-height="0.867cm" fo:min-width="2.557cm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.867cm" fo:min-width="2.557cm"/>
    </style:style>
    <style:style style:name="gr18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fill="gradient" draw:fill-gradient-name="Gradient_20_11" draw:gradient-step-count="64" draw:textarea-horizontal-align="justify" draw:textarea-vertical-align="middle" draw:auto-grow-height="false" fo:min-height="0.867cm" fo:min-width="2.557cm"/>
    </style:style>
    <style:style style:name="gr20" style:family="graphic" style:parent-style-name="standard">
      <style:graphic-properties draw:stroke="none" draw:fill="none" fo:min-height="0.353cm"/>
    </style:style>
    <style:style style:name="gr21" style:family="graphic" style:parent-style-name="standard">
      <style:graphic-properties svg:stroke-color="#000000" draw:marker-end="" draw:textarea-horizontal-align="center" draw:textarea-vertical-align="middle"/>
    </style:style>
    <style:style style:name="gr22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867cm" fo:min-width="2.55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172cm"/>
    </style:style>
    <style:style style:name="pr3" style:family="presentation" style:parent-style-name="Default-outline1">
      <style:graphic-properties fo:min-height="10.76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6.90000009536743pt" style:font-size-asian="18pt" style:font-size-complex="18pt"/>
    </style:style>
    <style:style style:name="P3" style:family="paragraph">
      <loext:graphic-properties draw:fill="none"/>
      <style:text-properties fo:font-size="6.90000009536743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12.3999996185303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81d41a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de5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gradient" draw:fill-gradient-name="Gradient_20_9" draw:gradient-step-count="58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0000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gradient" draw:fill-gradient-name="Gradient_20_11" draw:gradient-step-count="64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5pt" style:font-size-complex="15pt"/>
    </style:style>
    <style:style style:name="T4" style:family="text">
      <style:text-properties style:font-name="Wingdings2" fo:font-size="24pt" style:font-name-asian="Wingdings2" style:font-size-asian="24pt" style:font-name-complex="Wingdings2" style:font-size-complex="24pt"/>
    </style:style>
    <style:style style:name="T5" style:family="text"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normal" style:letter-kerning="tru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Webdings1" fo:font-size="10pt" style:font-name-asian="Webdings1" style:font-size-asian="10pt" style:font-name-complex="Webdings1" style:font-size-complex="10pt"/>
    </style:style>
    <style:style style:name="T7" style:family="text">
      <style:text-properties style:font-name="Wingdings4" fo:font-size="10pt" style:font-name-asian="Wingdings4" style:font-size-asian="10pt" style:font-name-complex="Wingdings4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489cm" svg:height="0.778cm" svg:x="11.689cm" svg:y="5.403cm">
          <draw:image xlink:href="Pictures/100000000000015F000000904547317FB1DE9FAD.png" xlink:type="simple" xlink:show="embed" xlink:actuate="onLoad" loext:mime-type="image/png">
            <text:p/>
          </draw:image>
        </draw:frame>
        <draw:frame draw:style-name="gr1" draw:text-style-name="P1" draw:layer="layout" svg:width="3.375cm" svg:height="0.684cm" svg:x="4.795cm" svg:y="5.458cm">
          <draw:image xlink:href="Pictures/100000000000013E0000009E11A58B08FEF1CE99.jpg" xlink:type="simple" xlink:show="embed" xlink:actuate="onLoad" loext:mime-type="image/jpeg">
            <text:p/>
          </draw:image>
        </draw:frame>
        <draw:line draw:style-name="gr2" draw:text-style-name="P1" draw:layer="layout" svg:x1="4.644cm" svg:y1="6.144cm" svg:x2="4.644cm" svg:y2="11.288cm">
          <text:p/>
        </draw:line>
        <draw:line draw:style-name="gr2" draw:text-style-name="P1" draw:layer="layout" svg:x1="13.472cm" svg:y1="6.228cm" svg:x2="13.472cm" svg:y2="11.372cm">
          <text:p/>
        </draw:line>
        <draw:line draw:style-name="gr3" draw:text-style-name="P1" draw:layer="layout" svg:x1="4.644cm" svg:y1="7.173cm" svg:x2="13.125cm" svg:y2="7.173cm">
          <text:p/>
        </draw:line>
        <draw:frame draw:style-name="gr4" draw:text-style-name="P2" draw:layer="layout" svg:width="7.376cm" svg:height="1.039cm" svg:x="5.048cm" svg:y="7.173cm">
          <draw:text-box>
            <text:p><text:span text:style-name="T1">domoUrl/json.htm?type=command</text:span></text:p>
            <text:p><text:span text:style-name="T1">&amp;param=getuservariable&amp;idx=13</text:span></text:p>
          </draw:text-box>
        </draw:frame>
        <draw:frame draw:style-name="gr5" draw:text-style-name="P2" draw:layer="layout" svg:width="7.541cm" svg:height="5.373cm" svg:x="5.352cm" svg:y="8.154cm">
          <draw:text-box>
            <text:p><text:span text:style-name="T1">{</text:span></text:p>
            <text:p><text:span text:style-name="T1"><text:s text:c="3"/></text:span><text:span text:style-name="T1">"result" : [</text:span></text:p>
            <text:p><text:span text:style-name="T1"><text:s text:c="6"/></text:span><text:span text:style-name="T1">{</text:span></text:p>
            <text:p><text:span text:style-name="T1"><text:s text:c="9"/></text:span><text:span text:style-name="T1">"LastUpdate" : "2017-09-25 22:12:09",</text:span></text:p>
            <text:p><text:span text:style-name="T1"><text:s text:c="9"/></text:span><text:span text:style-name="T1">"Name" : "SecurityStatus",</text:span></text:p>
            <text:p><text:span text:style-name="T1"><text:s text:c="9"/></text:span><text:span text:style-name="T1">"Type" : "2",</text:span></text:p>
            <text:p><text:span text:style-name="T1"><text:s text:c="9"/></text:span><text:span text:style-name="T1">"Value" : "Disarmed",</text:span></text:p>
            <text:p><text:span text:style-name="T1"><text:s text:c="9"/></text:span><text:span text:style-name="T1">"idx" : "13"</text:span></text:p>
            <text:p><text:span text:style-name="T1"><text:s text:c="6"/></text:span><text:span text:style-name="T1">}</text:span></text:p>
            <text:p><text:span text:style-name="T1"><text:s text:c="3"/></text:span><text:span text:style-name="T1">],</text:span></text:p>
            <text:p><text:span text:style-name="T1"><text:s text:c="3"/></text:span><text:span text:style-name="T1">"status" : "OK",</text:span></text:p>
            <text:p><text:span text:style-name="T1"><text:s text:c="3"/></text:span><text:span text:style-name="T1">"title" : "GetUserVariable"</text:span></text:p>
            <text:p><text:span text:style-name="T1">}</text:span></text:p>
          </draw:text-box>
        </draw:frame>
        <draw:line draw:style-name="gr6" draw:text-style-name="P1" draw:layer="layout" svg:x1="4.644cm" svg:y1="8.154cm" svg:x2="13.125cm" svg:y2="8.154cm">
          <text:p/>
        </draw:line>
        <draw:frame draw:style-name="gr7" draw:text-style-name="P2" draw:layer="layout" svg:width="4.328cm" svg:height="0.645cm" svg:x="11.355cm" svg:y="4.791cm">
          <draw:text-box>
            <text:p><text:span text:style-name="T1">http://192.168.1.40:8080</text:span></text:p>
          </draw:text-box>
        </draw:frame>
        <draw:frame draw:style-name="gr7" draw:text-style-name="P3" draw:layer="layout" svg:width="3.973cm" svg:height="0.645cm" svg:x="2.858cm" svg:y="4.445cm">
          <draw:text-box>
            <text:p><text:span text:style-name="T2">http://192.168.1.42:80</text:span></text:p>
          </draw:text-box>
        </draw:frame>
        <draw:frame draw:style-name="gr7" draw:text-style-name="P2" draw:layer="layout" svg:width="6.896cm" svg:height="0.645cm" svg:x="5.528cm" svg:y="6.533cm">
          <draw:text-box>
            <text:p><text:span text:style-name="T1">getSecurityDeviceStatus()</text:span></text:p>
          </draw:text-box>
        </draw:frame>
        <draw:custom-shape draw:style-name="gr8" draw:text-style-name="P4" draw:layer="layout" svg:width="0.515cm" svg:height="0.99cm" svg:x="4.331cm" svg:y="7.1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15cm" svg:height="0.99cm" svg:x="13.125cm" svg:y="7.17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849cm" svg:height="0.64cm" svg:x="1.679cm" svg:y="6.334cm">
          <draw:text-box>
            <text:p><text:span text:style-name="T3">domoticzPoolDelay</text:span></text:p>
          </draw:text-box>
        </draw:frame>
        <draw:frame draw:style-name="gr7" draw:text-style-name="P5" draw:layer="layout" svg:width="3.357cm" svg:height="0.645cm" svg:x="1.287cm" svg:y="8.402cm">
          <draw:text-box>
            <text:p><text:span text:style-name="T1">state="Disarmed"</text:span></text:p>
          </draw:text-box>
        </draw:frame>
        <draw:frame draw:style-name="gr10" draw:text-style-name="P3" draw:layer="layout" svg:width="0.87cm" svg:height="1.191cm" svg:x="3.605cm" svg:y="6.518cm">
          <draw:text-box>
            <text:p><text:span text:style-name="T4"></text:span></text:p>
          </draw:text-box>
        </draw:frame>
        <draw:frame draw:style-name="gr11" draw:text-style-name="P2" draw:layer="layout" svg:width="7.527cm" svg:height="2.704cm" svg:x="13.64cm" svg:y="6.533cm">
          <draw:text-box>
            <text:p><text:span text:style-name="T1">{</text:span></text:p>
            <text:p><text:span text:style-name="T1"><text:s text:c="3"/></text:span><text:span text:style-name="T1">int <text:s text:c="5"/>alarmDelaySec=30</text:span></text:p>
            <text:p><text:span text:style-name="T1"><text:s text:c="3"/></text:span><text:span text:style-name="T1">int <text:s text:c="5"/>armedDelaySec=30</text:span></text:p>
            <text:p><text:span text:style-name="T1"><text:s text:c="3"/></text:span><text:span text:style-name="T1">String securityCtrlUrl=</text:span><text:span text:style-name="T1"><text:a xlink:href="http://192.168.1.42/" xlink:type="simple">http://192.168.1.42</text:a></text:span><text:span text:style-name="T1"> </text:span></text:p>
            <text:p><text:span text:style-name="T1"><text:s text:c="3"/></text:span><text:span text:style-name="T1">String securityStatus=Disarmed</text:span></text:p>
            <text:p><text:span text:style-name="T1">}</text:span></text:p>
          </draw:text-box>
        </draw:frame>
        <draw:frame draw:style-name="gr1" draw:text-style-name="P1" draw:layer="layout" svg:width="1.737cm" svg:height="2.153cm" svg:x="23.84cm" svg:y="4.526cm">
          <draw:image xlink:href="Pictures/1000020100000190000001903136C1EB9C43D9F8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0.893cm" svg:x="3.757cm" svg:y="5.249cm">
          <draw:image xlink:href="Pictures/1000000000000114000000B73ED4D8632C8DEE6A.jpg" xlink:type="simple" xlink:show="embed" xlink:actuate="onLoad" loext:mime-type="image/jpeg">
            <text:p/>
          </draw:image>
        </draw:frame>
        <draw:frame draw:style-name="gr4" draw:text-style-name="P6" draw:layer="layout" svg:width="6.762cm" svg:height="1.039cm" svg:x="21.938cm" svg:y="6.823cm">
          <draw:text-box>
            <text:p><text:span text:style-name="T2">OnAction : script://script_time_securityStatus.lu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0.673cm" svg:height="0.822cm" svg:x="18.888cm" svg:y="11.5cm">
          <draw:image xlink:href="Pictures/1000020100000190000001903136C1EB9C43D9F8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0.893cm" svg:x="13.168cm" svg:y="15.294cm">
          <draw:image xlink:href="Pictures/1000000000000114000000B73ED4D8632C8DEE6A.jpg" xlink:type="simple" xlink:show="embed" xlink:actuate="onLoad" loext:mime-type="image/jpeg">
            <text:p/>
          </draw:image>
        </draw:frame>
        <draw:frame draw:style-name="gr1" draw:text-style-name="P1" draw:layer="layout" svg:width="2.257cm" svg:height="1.369cm" svg:x="14.57cm" svg:y="14.318cm">
          <draw:image xlink:href="Pictures/1000020100000106000000DB319225A4E72DFD7A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0.893cm" svg:x="19.164cm" svg:y="4.968cm">
          <draw:image xlink:href="Pictures/1000000000000114000000B73ED4D8632C8DEE6A.jpg" xlink:type="simple" xlink:show="embed" xlink:actuate="onLoad" loext:mime-type="image/jpeg">
            <text:p/>
          </draw:image>
        </draw:frame>
        <draw:custom-shape draw:style-name="gr13" draw:text-style-name="P8" xml:id="id1" draw:id="id1" draw:layer="layout" svg:width="3.057cm" svg:height="1.117cm" svg:x="16.526cm" svg:y="3.851cm">
          <text:p text:style-name="P4"><text:span text:style-name="T2">Disarmed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3.057cm" svg:height="1.117cm" svg:x="16.533cm" svg:y="5.997cm">
          <text:p text:style-name="P4"><text:span text:style-name="T2">Arm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3" draw:id="id3" draw:layer="layout" svg:width="3.057cm" svg:height="1.117cm" svg:x="16.533cm" svg:y="8.144cm">
          <text:p text:style-name="P4"><text:span text:style-name="T2">Arm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4" draw:id="id4" draw:layer="layout" svg:width="3.057cm" svg:height="1.117cm" svg:x="16.504cm" svg:y="10.29cm">
          <text:p text:style-name="P4"><text:span text:style-name="T2">Warn1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6" draw:id="id6" draw:layer="layout" svg:width="3.057cm" svg:height="1.117cm" svg:x="16.504cm" svg:y="14.57cm">
          <text:p text:style-name="P4"><text:span text:style-name="T2">Alarm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854cm" svg:height="0.645cm" svg:x="18.856cm" svg:y="13.708cm">
          <draw:text-box>
            <text:p><text:span text:style-name="T2">alarmDelaySec</text:span></text:p>
          </draw:text-box>
        </draw:frame>
        <draw:connector draw:style-name="gr18" draw:text-style-name="P1" draw:layer="layout" draw:type="line" svg:x1="18.054cm" svg:y1="4.968cm" svg:x2="18.061cm" svg:y2="5.997cm" draw:start-shape="id1" draw:start-glue-point="2" draw:end-shape="id2" draw:end-glue-point="0" svg:d="M18054 4968l7 1029" svg:viewBox="0 0 8 1030">
          <text:p/>
        </draw:connector>
        <draw:connector draw:style-name="gr18" draw:text-style-name="P1" draw:layer="layout" draw:type="line" svg:x1="18.061cm" svg:y1="7.114cm" svg:x2="18.061cm" svg:y2="8.144cm" draw:start-shape="id2" draw:start-glue-point="2" draw:end-shape="id3" draw:end-glue-point="0" svg:d="M18061 7114v1030" svg:viewBox="0 0 1 1031">
          <text:p/>
        </draw:connector>
        <draw:connector draw:style-name="gr18" draw:text-style-name="P1" draw:layer="layout" draw:type="line" svg:x1="18.061cm" svg:y1="9.261cm" svg:x2="18.032cm" svg:y2="10.29cm" draw:start-shape="id3" draw:start-glue-point="2" draw:end-shape="id4" draw:end-glue-point="0" svg:d="M18061 9261l-29 1029" svg:viewBox="0 0 30 1030">
          <text:p/>
        </draw:connector>
        <draw:connector draw:style-name="gr18" draw:text-style-name="P1" draw:layer="layout" draw:type="line" svg:x1="18.032cm" svg:y1="11.407cm" svg:x2="18.032cm" svg:y2="12.43cm" draw:start-shape="id4" draw:start-glue-point="2" draw:end-shape="id5" draw:end-glue-point="0" svg:d="M18032 11407v1023" svg:viewBox="0 0 1 1024">
          <text:p/>
        </draw:connector>
        <draw:frame draw:style-name="gr7" draw:text-style-name="P6" draw:layer="layout" svg:width="2.823cm" svg:height="0.645cm" svg:x="17.379cm" svg:y="2.728cm">
          <draw:text-box>
            <text:p><text:span text:style-name="T5">Alarm='Off'</text:span></text:p>
          </draw:text-box>
        </draw:frame>
        <draw:custom-shape draw:style-name="gr19" draw:text-style-name="P13" xml:id="id5" draw:id="id5" draw:layer="layout" svg:width="3.057cm" svg:height="1.117cm" svg:x="16.504cm" svg:y="12.43cm">
          <text:p text:style-name="P4"><text:span text:style-name="T2">Warn2</text:span>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0.853cm" svg:height="0.603cm" svg:x="18.385cm" svg:y="11.626cm">
          <draw:text-box>
            <text:p><text:span text:style-name="T6"></text:span></text:p>
          </draw:text-box>
        </draw:frame>
        <draw:connector draw:style-name="gr18" draw:text-style-name="P1" draw:layer="layout" draw:type="line" svg:x1="18.032cm" svg:y1="13.547cm" svg:x2="18.032cm" svg:y2="14.57cm" draw:start-shape="id5" draw:start-glue-point="2" draw:end-shape="id6" draw:end-glue-point="0" svg:d="M18032 13547v1023" svg:viewBox="0 0 1 1024">
          <text:p/>
        </draw:connector>
        <draw:connector draw:style-name="gr21" draw:text-style-name="P4" draw:layer="layout" draw:line-skew="2.819cm 0.65cm" svg:x1="19.561cm" svg:y1="15.128cm" svg:x2="19.59cm" svg:y2="8.628cm" draw:start-shape="id6" draw:start-glue-point="1" draw:end-shape="id7" draw:end-glue-point="3" svg:d="M19561 15128h3942v-6500h-3913" svg:viewBox="0 0 3943 6501">
          <text:p/>
        </draw:connector>
        <draw:frame draw:style-name="gr7" draw:text-style-name="P6" draw:layer="layout" svg:width="2.732cm" svg:height="0.645cm" svg:x="20.669cm" svg:y="9.41cm">
          <draw:text-box>
            <text:p><text:span text:style-name="T2">faultDelaySec</text:span></text:p>
          </draw:text-box>
        </draw:frame>
        <draw:connector draw:style-name="gr22" draw:text-style-name="P4" xml:id="id7" draw:id="id7" draw:layer="layout" draw:line-skew="0.122cm" svg:x1="19.561cm" svg:y1="10.848cm" svg:x2="19.59cm" svg:y2="8.628cm" draw:start-shape="id4" draw:start-glue-point="1" svg:d="M19561 10848h622v-2220h-593" svg:viewBox="0 0 623 2221">
          <text:p/>
        </draw:connector>
        <draw:connector draw:style-name="gr22" draw:text-style-name="P4" draw:layer="layout" draw:line-skew="0cm -8.733cm" svg:x1="18.032cm" svg:y1="15.687cm" svg:x2="18.054cm" svg:y2="3.851cm" draw:start-shape="id6" draw:start-glue-point="2" draw:end-shape="id1" draw:end-glue-point="0" svg:d="M18032 15687v500h-6682v-12838h6704v502" svg:viewBox="0 0 6705 12839">
          <text:p/>
        </draw:connector>
        <draw:frame draw:style-name="gr7" draw:text-style-name="P6" draw:layer="layout" svg:width="3.854cm" svg:height="0.645cm" svg:x="18.766cm" svg:y="7.321cm">
          <draw:text-box>
            <text:p><text:span text:style-name="T2">armedDelaySec</text:span></text:p>
          </draw:text-box>
        </draw:frame>
        <draw:frame draw:style-name="gr7" draw:text-style-name="P6" draw:layer="layout" svg:width="2.845cm" svg:height="0.645cm" svg:x="11.959cm" svg:y="15.294cm">
          <draw:text-box>
            <text:p><text:span text:style-name="T2">Disarmed</text:span></text:p>
          </draw:text-box>
        </draw:frame>
        <draw:connector draw:style-name="gr23" draw:text-style-name="P1" draw:layer="layout" draw:type="line" svg:x1="16.504cm" svg:y1="12.988cm" svg:x2="11.377cm" svg:y2="12.983cm" draw:start-shape="id5" draw:start-glue-point="3" svg:d="M16504 12988l-5127-5" svg:viewBox="0 0 5128 6">
          <text:p/>
        </draw:connector>
        <draw:connector draw:style-name="gr23" draw:text-style-name="P1" draw:layer="layout" draw:type="line" svg:x1="16.504cm" svg:y1="10.826cm" svg:x2="11.377cm" svg:y2="10.821cm" svg:d="M16504 10826l-5127-5" svg:viewBox="0 0 5128 6">
          <text:p/>
        </draw:connector>
        <draw:connector draw:style-name="gr23" draw:text-style-name="P1" draw:layer="layout" draw:type="line" svg:x1="16.477cm" svg:y1="8.724cm" svg:x2="11.35cm" svg:y2="8.719cm" svg:d="M16477 8724l-5127-5" svg:viewBox="0 0 5128 6">
          <text:p/>
        </draw:connector>
        <draw:connector draw:style-name="gr23" draw:text-style-name="P1" draw:layer="layout" draw:type="line" svg:x1="16.533cm" svg:y1="6.533cm" svg:x2="11.406cm" svg:y2="6.528cm" svg:d="M16533 6533l-5127-5" svg:viewBox="0 0 5128 6">
          <text:p/>
        </draw:connector>
        <draw:frame draw:style-name="gr1" draw:text-style-name="P1" draw:layer="layout" svg:width="1.8cm" svg:height="0.893cm" svg:x="13.257cm" svg:y="12.09cm">
          <draw:image xlink:href="Pictures/1000000000000114000000B73ED4D8632C8DEE6A.jpg" xlink:type="simple" xlink:show="embed" xlink:actuate="onLoad" loext:mime-type="image/jpeg">
            <text:p/>
          </draw:image>
        </draw:frame>
        <draw:frame draw:style-name="gr7" draw:text-style-name="P6" draw:layer="layout" svg:width="2.845cm" svg:height="0.645cm" svg:x="11.959cm" svg:y="12.09cm">
          <draw:text-box>
            <text:p><text:span text:style-name="T2">Disarmed</text:span></text:p>
          </draw:text-box>
        </draw:frame>
        <draw:frame draw:style-name="gr1" draw:text-style-name="P1" draw:layer="layout" svg:width="1.8cm" svg:height="0.893cm" svg:x="13.389cm" svg:y="9.928cm">
          <draw:image xlink:href="Pictures/1000000000000114000000B73ED4D8632C8DEE6A.jpg" xlink:type="simple" xlink:show="embed" xlink:actuate="onLoad" loext:mime-type="image/jpeg">
            <text:p/>
          </draw:image>
        </draw:frame>
        <draw:frame draw:style-name="gr7" draw:text-style-name="P6" draw:layer="layout" svg:width="2.845cm" svg:height="0.645cm" svg:x="11.959cm" svg:y="9.937cm">
          <draw:text-box>
            <text:p><text:span text:style-name="T2">Disarmed</text:span></text:p>
          </draw:text-box>
        </draw:frame>
        <draw:frame draw:style-name="gr1" draw:text-style-name="P1" draw:layer="layout" svg:width="1.8cm" svg:height="0.893cm" svg:x="13.454cm" svg:y="7.826cm">
          <draw:image xlink:href="Pictures/1000000000000114000000B73ED4D8632C8DEE6A.jpg" xlink:type="simple" xlink:show="embed" xlink:actuate="onLoad" loext:mime-type="image/jpeg">
            <text:p/>
          </draw:image>
        </draw:frame>
        <draw:frame draw:style-name="gr7" draw:text-style-name="P6" draw:layer="layout" svg:width="2.845cm" svg:height="0.645cm" svg:x="11.959cm" svg:y="8.074cm">
          <draw:text-box>
            <text:p><text:span text:style-name="T2">Disarmed</text:span></text:p>
          </draw:text-box>
        </draw:frame>
        <draw:frame draw:style-name="gr7" draw:text-style-name="P6" draw:layer="layout" svg:width="1.838cm" svg:height="0.645cm" svg:x="18.061cm" svg:y="5.151cm">
          <draw:text-box>
            <text:p><text:span text:style-name="T2">Arming</text:span></text:p>
          </draw:text-box>
        </draw:frame>
        <draw:frame draw:style-name="gr1" draw:text-style-name="P1" draw:layer="layout" svg:width="0.673cm" svg:height="0.822cm" svg:x="18.888cm" svg:y="9.343cm">
          <draw:image xlink:href="Pictures/1000020100000190000001903136C1EB9C43D9F8.png" xlink:type="simple" xlink:show="embed" xlink:actuate="onLoad" loext:mime-type="image/png">
            <text:p/>
          </draw:image>
        </draw:frame>
        <draw:frame draw:style-name="gr20" draw:text-style-name="P6" draw:layer="layout" svg:width="0.853cm" svg:height="0.603cm" svg:x="18.385cm" svg:y="9.469cm">
          <draw:text-box>
            <text:p><text:span text:style-name="T6"></text:span></text:p>
          </draw:text-box>
        </draw:frame>
        <draw:frame draw:style-name="gr24" draw:text-style-name="P6" draw:layer="layout" svg:width="0.815cm" svg:height="0.646cm" svg:x="21.169cm" svg:y="7.072cm">
          <draw:text-box>
            <text:p><text:span text:style-name="T7"></text:span></text:p>
          </draw:text-box>
        </draw:frame>
        <draw:frame draw:style-name="gr24" draw:text-style-name="P6" draw:layer="layout" svg:width="0.815cm" svg:height="0.646cm" svg:x="22.688cm" svg:y="9.068cm">
          <draw:text-box>
            <text:p><text:span text:style-name="T7"></text:span></text:p>
          </draw:text-box>
        </draw:frame>
        <draw:frame draw:style-name="gr24" draw:text-style-name="P6" draw:layer="layout" svg:width="0.815cm" svg:height="0.646cm" svg:x="21.209cm" svg:y="13.488cm">
          <draw:text-box>
            <text:p><text:span text:style-name="T7"></text:span></text:p>
          </draw:text-box>
        </draw:frame>
        <draw:frame draw:style-name="gr7" draw:text-style-name="P6" draw:layer="layout" svg:width="3.854cm" svg:height="0.645cm" svg:x="20.06cm" svg:y="15.35cm">
          <draw:text-box>
            <text:p><text:span text:style-name="T2">rearmDelaySec</text:span></text:p>
          </draw:text-box>
        </draw:frame>
        <draw:frame draw:style-name="gr24" draw:text-style-name="P6" draw:layer="layout" svg:width="0.815cm" svg:height="0.646cm" svg:x="22.427cm" svg:y="14.996cm">
          <draw:text-box>
            <text:p><text:span text:style-name="T7"></text:span></text:p>
          </draw:text-box>
        </draw:frame>
        <draw:frame draw:style-name="gr7" draw:text-style-name="P6" draw:layer="layout" svg:width="3.854cm" svg:height="0.645cm" svg:x="17.653cm" svg:y="16.343cm">
          <draw:text-box>
            <text:p><text:span text:style-name="T2">Alarm='On'</text:span></text:p>
          </draw:text-box>
        </draw:frame>
        <draw:frame draw:style-name="gr1" draw:text-style-name="P1" draw:layer="layout" svg:width="1.8cm" svg:height="0.893cm" svg:x="25.052cm" svg:y="3.88cm">
          <draw:image xlink:href="Pictures/1000000000000114000000B73ED4D8632C8DEE6A.jpg" xlink:type="simple" xlink:show="embed" xlink:actuate="onLoad" loext:mime-type="image/jpeg">
            <text:p/>
          </draw:image>
        </draw:frame>
        <draw:custom-shape draw:style-name="gr25" draw:text-style-name="P8" draw:layer="layout" svg:width="3.057cm" svg:height="1.117cm" svg:x="22.317cm" svg:y="3.88cm">
          <text:p text:style-name="P4"><text:span text:style-name="T2">GrantAccess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9.583cm" svg:y1="4.733cm" svg:x2="22.317cm" svg:y2="4.733cm">
          <text:p/>
        </draw:line>
        <draw:line draw:style-name="gr23" draw:text-style-name="P1" draw:layer="layout" svg:x1="22.317cm" svg:y1="4.174cm" svg:x2="19.583cm" svg:y2="4.174cm">
          <text:p/>
        </draw:line>
        <draw:frame draw:style-name="gr7" draw:text-style-name="P6" draw:layer="layout" svg:width="3.854cm" svg:height="0.645cm" svg:x="19.214cm" svg:y="3.206cm">
          <draw:text-box>
            <text:p><text:span text:style-name="T2">grantAccessTimeUp</text:span></text:p>
          </draw:text-box>
        </draw:frame>
        <draw:frame draw:style-name="gr1" draw:text-style-name="P1" draw:layer="layout" svg:width="1.8cm" svg:height="0.893cm" svg:x="13.454cm" svg:y="5.635cm">
          <draw:image xlink:href="Pictures/1000000000000114000000B73ED4D8632C8DEE6A.jpg" xlink:type="simple" xlink:show="embed" xlink:actuate="onLoad" loext:mime-type="image/jpeg">
            <text:p/>
          </draw:image>
        </draw:frame>
        <draw:frame draw:style-name="gr7" draw:text-style-name="P6" draw:layer="layout" svg:width="2.845cm" svg:height="0.645cm" svg:x="11.959cm" svg:y="5.883cm">
          <draw:text-box>
            <text:p><text:span text:style-name="T2">Disarmed</text:span></text:p>
          </draw:text-box>
        </draw:frame>
        <draw:frame draw:style-name="gr1" draw:text-style-name="P1" draw:layer="layout" svg:width="0.566cm" svg:height="0.595cm" svg:x="18.399cm" svg:y="7.371cm">
          <draw:image xlink:href="Pictures/100000000000002600000025748879ADAC57E2EF.png" xlink:type="simple" xlink:show="embed" xlink:actuate="onLoad" loext:mime-type="image/png">
            <text:p/>
          </draw:image>
        </draw:frame>
        <draw:frame draw:style-name="gr1" draw:text-style-name="P1" draw:layer="layout" svg:width="0.566cm" svg:height="0.595cm" svg:x="18.443cm" svg:y="13.708cm">
          <draw:image xlink:href="Pictures/100000000000002600000025748879ADAC57E2EF.png" xlink:type="simple" xlink:show="embed" xlink:actuate="onLoad" loext:mime-type="image/png">
            <text:p/>
          </draw:image>
        </draw:frame>
        <draw:frame draw:style-name="gr1" draw:text-style-name="P1" draw:layer="layout" svg:width="0.566cm" svg:height="0.595cm" svg:x="20.302cm" svg:y="9.41cm">
          <draw:image xlink:href="Pictures/100000000000002600000025748879ADAC57E2EF.png" xlink:type="simple" xlink:show="embed" xlink:actuate="onLoad" loext:mime-type="image/png">
            <text:p/>
          </draw:image>
        </draw:frame>
        <draw:frame draw:style-name="gr1" draw:text-style-name="P1" draw:layer="layout" svg:width="0.566cm" svg:height="0.595cm" svg:x="19.773cm" svg:y="15.35cm">
          <draw:image xlink:href="Pictures/100000000000002600000025748879ADAC57E2EF.png" xlink:type="simple" xlink:show="embed" xlink:actuate="onLoad" loext:mime-type="image/png">
            <text:p/>
          </draw:image>
        </draw:frame>
        <draw:frame draw:style-name="gr24" draw:text-style-name="P6" draw:layer="layout" svg:width="0.815cm" svg:height="0.646cm" svg:x="22.253cm" svg:y="2.914cm">
          <draw:text-box>
            <text:p><text:span text:style-name="T7">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4.929cm" svg:height="3.172cm" svg:x="2.385cm" svg:y="1.757cm" presentation:class="title" presentation:placeholder="true">
          <draw:text-box/>
        </draw:frame>
        <draw:frame presentation:style-name="pr3" draw:layer="layout" svg:width="24.929cm" svg:height="11.019cm" svg:x="2.385cm" svg:y="5.445cm" presentation:class="outline" presentation:placeholder="true">
          <draw:text-box/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Andale Sans UI2" svg:font-family="'Andale Sans UI'" style:font-pitch="variable" style:font-charset="x-symbol"/>
    <style:font-face style:name="Arial2" svg:font-family="Arial" style:font-pitch="variable" style:font-charset="x-symbol"/>
    <style:font-face style:name="Tahoma2" svg:font-family="Tahoma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roman" style:font-pitch="variable" style:font-charset="x-symbol"/>
    <style:font-face style:name="Andale Sans UI1" svg:font-family="'Andale Sans UI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Webdings1" svg:font-family="Webdings"/>
    <style:font-face style:name="Wingdings4" svg:font-family="Wingdings"/>
    <style:font-face style:name="Andale Sans UI3" svg:font-family="'Andale Sans UI'" style:font-pitch="variable"/>
    <style:font-face style:name="Arial3" svg:font-family="Arial" style:font-pitch="variable"/>
    <style:font-face style:name="Tahoma3" svg:font-family="Tahoma" style:font-pitch="variable"/>
    <style:font-face style:name="Webdings" svg:font-family="Webdings" style:font-pitch="variable"/>
    <style:font-face style:name="Wingdings3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1" draw:display-name="Gradient 11" draw:style="linear" draw:start-color="#ffb66c" draw:end-color="#ff0000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ffde59" draw:end-color="#ff5429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ffde59" draw:end-color="#ff972f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5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41M52S</meta:editing-duration>
    <meta:editing-cycles>28</meta:editing-cycles>
    <meta:generator>LibreOffice/6.2.5.2$Windows_X86_64 LibreOffice_project/1ec314fa52f458adc18c4f025c545a4e8b22c159</meta:generator>
    <dc:date>2020-03-01T15:07:51.033000000</dc:date>
    <meta:document-statistic meta:object-count="101"/>
  </office:meta>
</office:document-meta>
</file>